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NameResolver.getQ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NameResolver.CachingNameResolver(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NameResolver.getJCR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NameResolver.CachingNameResolver( NameResolver resolver , Generational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